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16.376cm"/>
    </style:style>
    <style:style style:name="co4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  <style:text-properties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00ff00" fo:border="0.002cm solid #000000"/>
    </style:style>
    <style:style style:name="ce10" style:family="table-cell" style:parent-style-name="Default">
      <style:table-cell-properties fo:background-color="#ffff00" fo:border="0.002cm solid #000000"/>
    </style:style>
    <style:style style:name="ce11" style:family="table-cell" style:parent-style-name="Default">
      <style:table-cell-properties fo:background-color="#ff0000" fo:border="0.002cm solid #0000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ff00"/>
    </style:style>
    <style:style style:name="T1" style:family="text">
      <style:text-properties style:font-name-asian="TimesNewRomanPSMT" style:font-name-complex="TimesNewRomanPSMT" style:font-size-complex="7.40000009536743pt"/>
    </style:style>
    <style:style style:name="T2" style:family="text">
      <style:text-properties style:font-name="Arial" fo:font-size="10pt" style:font-name-asian="TimesNewRomanPSMT" style:font-size-asian="10pt" style:font-name-complex="TimesNewRomanPSM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1" table:default-cell-style-name="ce11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2">
            <text:p>Arbeitspakete – Crack Tomb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office:value-type="string">
            <text:p>Offen</text:p>
          </table:table-cell>
          <table:table-cell table:style-name="ce12"/>
        </table:table-row>
        <table:table-row table:style-name="ro1">
          <table:covered-table-cell table:number-columns-repeated="3" table:style-name="Default"/>
          <table:table-cell table:style-name="Default" table:number-columns-repeated="2"/>
          <table:table-cell/>
          <table:table-cell office:value-type="string">
            <text:p>In Bearbeitung</text:p>
          </table:table-cell>
          <table:table-cell table:style-name="ce13"/>
        </table:table-row>
        <table:table-row table:style-name="ro1">
          <table:table-cell table:style-name="Default" table:number-columns-repeated="5"/>
          <table:table-cell/>
          <table:table-cell office:value-type="string">
            <text:p>Abgeschlossen</text:p>
          </table:table-cell>
          <table:table-cell table:style-name="ce1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Beschreibung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Zuweisun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e wird die Lichtquelle funktionieren?</text:p>
          </table:table-cell>
          <table:table-cell table:style-name="ce4" office:value-type="string">
            <text:p><text:span text:style-name="T1">Hier soll eine Recherche stattfinden, wie die Lichtquelle im Spiel umgesetzt wird.</text:span></text:p>
            <text:p><text:span text:style-name="T1">Insbesondere soll darauf eingegangen werden, wie man den Lichtstrahl umlenken</text:span></text:p>
            <text:p><text:span text:style-name="T1">und stoppen kann.</text:span></text:p>
          </table:table-cell>
          <table:table-cell table:style-name="ce9"/>
          <table:table-cell office:value-type="string">
            <text:p>Gabriel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Wie werden die Level funktionieren?</text:p>
          </table:table-cell>
          <table:table-cell table:style-name="ce5" office:value-type="string">
            <text:p><text:span text:style-name="T1">Hier soll recherchiert werden, wie die Level umgesetzt werden. Wichtig hier ist, dass</text:span></text:p>
            <text:p><text:span text:style-name="T1">man die Level einfach erstellen und auch laden kann.</text:span></text:p>
          </table:table-cell>
          <table:table-cell table:style-name="ce9"/>
          <table:table-cell office:value-type="string">
            <text:p>Jannick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ie funktioniert das .fbx Format?</text:p>
          </table:table-cell>
          <table:table-cell table:style-name="ce6" office:value-type="string">
            <text:p><text:span text:style-name="T1">Eine Recherche über dieses Format soll klären, wie man mit ihm arbeitet und wie</text:span></text:p>
            <text:p><text:span text:style-name="T1">man diesen erfolgreich und effizient in XNA nutzen kann.</text:span></text:p>
          </table:table-cell>
          <table:table-cell table:style-name="ce10"/>
          <table:table-cell office:value-type="string">
            <text:p>Anne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lassendiagramm (Struktur) umsetzen.</text:p>
          </table:table-cell>
          <table:table-cell office:value-type="string">
            <text:p><text:span text:style-name="T2">Eine Umsetzung der reinen Struktur soll vollzogen werden. Dies bedeutet, dass</text:span></text:p>
            <text:p><text:span text:style-name="T2">Klassen deklariert werden sollen, also prinzipiell wird das Klassendiagramm in XNA</text:span></text:p>
            <text:p><text:span text:style-name="T2">übertragen, sodass eine Arbeit der anderen Gruppenmitglieder ermöglicht wird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nüs designen.</text:p>
          </table:table-cell>
          <table:table-cell office:value-type="string">
            <text:p>Es soll das Design der Menüs erstellt werden. Eine Umsetzung jedoch nicht.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Menüs umsetzen.</text:p>
          </table:table-cell>
          <table:table-cell office:value-type="string">
            <text:p><text:span text:style-name="T2">Die vorher designeten Menüs sollen nun in der Struktur eingebettet werden. Hierbei</text:span></text:p>
            <text:p><text:span text:style-name="T2">muss das Design beachtet werden.</text:span></text:p>
          </table:table-cell>
          <table:table-cell table:style-name="ce10"/>
          <table:table-cell office:value-type="string">
            <text:p>Anne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Lichtstrahl umsetzen.</text:p>
          </table:table-cell>
          <table:table-cell office:value-type="string">
            <text:p>Der recherchierte Lichtstrahl soll nun in die Struktur eingebettet werden.</text:p>
          </table:table-cell>
          <table:table-cell table:style-name="ce10"/>
          <table:table-cell office:value-type="string">
            <text:p>Gabriel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Level umsetzen.</text:p>
          </table:table-cell>
          <table:table-cell office:value-type="string">
            <text:p>Die Struktur für die Level soll umgesetzt werden.</text:p>
          </table:table-cell>
          <table:table-cell table:style-name="ce10"/>
          <table:table-cell office:value-type="string">
            <text:p>Jannick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vel erstellen.</text:p>
          </table:table-cell>
          <table:table-cell office:value-type="string">
            <text:p><text:span text:style-name="T2">Level sollen so erstellt werden, dass diese ins Spiel geladen werden können und auch</text:span></text:p>
            <text:p><text:span text:style-name="T2">gameplaytechnisch sinnvoll sind. Zur Folge hat dieses auch Tests der Level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delle erstellen.</text:p>
          </table:table-cell>
          <table:table-cell office:value-type="string">
            <text:p>Modelle sollen erstellt werden zu den geforderten Konditionen.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imationen erstellen.</text:p>
          </table:table-cell>
          <table:table-cell office:value-type="string">
            <text:p>Animationen für die Level und den Charakter sollen erstellt werden.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itelbild gestalten.</text:p>
          </table:table-cell>
          <table:table-cell office:value-type="string">
            <text:p>Das Titelbild soll erstellt werden.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unds recherchieren.</text:p>
          </table:table-cell>
          <table:table-cell table:style-name="ce8" office:value-type="string">
            <text:p>Die Funktionsweise der Sounds in XNA soll recherchiert werden.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unds auswählen/erstellen.</text:p>
          </table:table-cell>
          <table:table-cell table:style-name="ce8" office:value-type="string">
            <text:p>Sounds sollen erstellt, bzw. ausgewählt werden.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25.05.2015</text:date>, <text:time>17:1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6:04:10.13</meta:creation-date>
    <meta:generator>OpenOffice/4.1.1$Win32 OpenOffice.org_project/411m6$Build-9775</meta:generator>
    <dc:date>2015-05-25T17:13:23.42</dc:date>
    <meta:editing-duration>PT32M28S</meta:editing-duration>
    <meta:editing-cycles>4</meta:editing-cycles>
    <meta:document-statistic meta:table-count="3" meta:cell-count="65" meta:object-count="0"/>
  </office:meta>
</office:document-meta>
</file>